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vityBreakpointImpl.checkBreak( BpelEvent ev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ctivityBreakpointImpl.ActivityBreakpointImpl( String uuid , String activi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ityBreakpointImpl.activi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